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576ab" officeooo:paragraph-rsid="000576ab" style:font-weight-asian="bold" style:font-weight-complex="bold"/>
    </style:style>
    <style:style style:name="P2" style:family="paragraph" style:parent-style-name="Standard">
      <style:text-properties fo:font-weight="bold" officeooo:rsid="00087e72" officeooo:paragraph-rsid="00087e72" style:font-weight-asian="bold" style:font-weight-complex="bold"/>
    </style:style>
    <style:style style:name="P3" style:family="paragraph" style:parent-style-name="Standard">
      <style:text-properties fo:font-weight="bold" officeooo:rsid="00099027" officeooo:paragraph-rsid="00099027" style:font-weight-asian="bold" style:font-weight-complex="bold"/>
    </style:style>
    <style:style style:name="P4" style:family="paragraph" style:parent-style-name="Standard">
      <style:text-properties fo:font-weight="bold" officeooo:rsid="000d5ad2" officeooo:paragraph-rsid="000d5ad2" style:font-weight-asian="bold" style:font-weight-complex="bold"/>
    </style:style>
    <style:style style:name="P5" style:family="paragraph" style:parent-style-name="Standard">
      <style:text-properties fo:font-weight="normal" officeooo:rsid="000576ab" officeooo:paragraph-rsid="000576ab" style:font-weight-asian="normal" style:font-weight-complex="normal"/>
    </style:style>
    <style:style style:name="P6" style:family="paragraph" style:parent-style-name="Standard">
      <style:text-properties fo:font-weight="normal" officeooo:rsid="00063d02" officeooo:paragraph-rsid="00063d02" style:font-weight-asian="normal" style:font-weight-complex="normal"/>
    </style:style>
    <style:style style:name="P7" style:family="paragraph" style:parent-style-name="Standard">
      <style:text-properties fo:font-weight="normal" officeooo:rsid="00087e72" officeooo:paragraph-rsid="00087e72" style:font-weight-asian="normal" style:font-weight-complex="normal"/>
    </style:style>
    <style:style style:name="P8" style:family="paragraph" style:parent-style-name="Standard">
      <style:text-properties fo:font-weight="normal" officeooo:rsid="00087e72" officeooo:paragraph-rsid="0008bc82" style:font-weight-asian="normal" style:font-weight-complex="normal"/>
    </style:style>
    <style:style style:name="P9" style:family="paragraph" style:parent-style-name="Standard">
      <style:text-properties fo:font-weight="normal" officeooo:rsid="00099027" officeooo:paragraph-rsid="00099027" style:font-weight-asian="normal" style:font-weight-complex="normal"/>
    </style:style>
    <style:style style:name="P10" style:family="paragraph" style:parent-style-name="Standard">
      <style:text-properties fo:font-weight="normal" officeooo:rsid="000576ab" officeooo:paragraph-rsid="000576ab" style:font-weight-asian="normal" style:font-weight-complex="normal"/>
    </style:style>
    <style:style style:name="P11" style:family="paragraph" style:parent-style-name="Standard">
      <style:text-properties fo:font-weight="normal" officeooo:rsid="00099027" officeooo:paragraph-rsid="00099027" style:font-weight-asian="normal" style:font-weight-complex="normal"/>
    </style:style>
    <style:style style:name="P12" style:family="paragraph" style:parent-style-name="Standard">
      <style:text-properties fo:font-weight="normal" officeooo:rsid="000d5ad2" officeooo:paragraph-rsid="000d5ad2" style:font-weight-asian="normal" style:font-weight-complex="normal"/>
    </style:style>
    <style:style style:name="P13" style:family="paragraph" style:parent-style-name="Standard">
      <style:paragraph-properties fo:text-align="center" style:justify-single-word="false"/>
      <style:text-properties fo:font-size="18pt" fo:font-weight="bold" officeooo:rsid="000576ab" officeooo:paragraph-rsid="000576ab"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officeooo:rsid="0007014f"/>
    </style:style>
    <style:style style:name="T3" style:family="text">
      <style:text-properties officeooo:rsid="0008bc82"/>
    </style:style>
    <style:style style:name="T4" style:family="text">
      <style:text-properties officeooo:rsid="000cc1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ummarization</text:p>
      <text:p text:style-name="P1"/>
      <text:p text:style-name="P1">Paper : <text:span text:style-name="T1">Chaotic Image Encryption Algorithm Based on Bit Permutation and Dynamic DNA Encoding.</text:span></text:p>
      <text:p text:style-name="P5"/>
      <text:p text:style-name="P1">Authors : <text:span text:style-name="T1">Xuncai Zhang, Feng Han and Ying Niu</text:span></text:p>
      <text:p text:style-name="P5"/>
      <text:p text:style-name="P1">Introduction : </text:p>
      <text:p text:style-name="P5">1) Image data has the characteristics of large amounts of data, strong correlations, and high redundancy. It is needed to be encrypted efficiently to protect data.</text:p>
      <text:p text:style-name="P5">2) Chaotic systems are a type of complex nonlinear systems that have initial value sensitivity, pseudorandomness, and nonperiodicity, which are consistent with the characteristics required for cryptography.</text:p>
      <text:p text:style-name="P5">3) Hyperchaos systems to ensure the complexity of the chaotic sequence as they are limited by the computer word length which can degrade their performance.</text:p>
      <text:p text:style-name="P6">4) <text:s/>In this paper, a new image encryption algorithm based on chaotic systems and dynamic DNA encoding is proposed. The algorithm uses Keccak to compute the hash value of the given DNA sequence as the initial value of the chaotic map, generating a chaotic index of the image position</text:p>
      <text:p text:style-name="P6">that performs scrambling, which is coupled with a butterfly network to achieve a level of scrambling. Finally, through the study of the dynamic DNA encoding of images and the operations of a given DNA sequence, the ciphertext feedback <text:span text:style-name="T2">was used</text:span> to achieve the replacement and diffusion of the pixels, which further improved the security of the encryption.</text:p>
      <text:p text:style-name="P6"/>
      <text:p text:style-name="P2">Fundamental Theory :</text:p>
      <text:p text:style-name="P8">1) Hyperchaos system – <text:span text:style-name="T3">has a confidential</text:span>ity, a simple algorithm, and large key space characteristics.</text:p>
      <text:p text:style-name="P7">2) Keccak Algorithm – To produce a fixed length hash value from a given string.</text:p>
      <text:p text:style-name="P7">3) DNA Encoding Algebraic Operations – based on encoding rulels adenine(A), cytosine(C), guanine(G) and thymine(T) are encoded using bits with <text:span text:style-name="T3">complementary base pair matching. Then base operation rules such as addition, subtraction or xor is applied on them.</text:span></text:p>
      <text:p text:style-name="P7"/>
      <text:p text:style-name="P3">Encryption Algorithm : <text:span text:style-name="T1">The digital image encryption is realized by using the hyperchaos Chen system, the Keccak algorithm, bit permutation, a dynamic DNA encoding technique, and its pixel gray value transformation and operation to achieve the purpose of confusion and diffusion, to realize the digital image encryption.</text:span></text:p>
      <text:p text:style-name="P9">1) The grayscale image I is converted into a two-dimensional matrix I1 with the size M × N.</text:p>
      <text:p text:style-name="P9">2) Using the Keccak algorithm to the hash value K for a DNA sequence SQ is calculated and the chaotic initialization parameters are generated.</text:p>
      <text:p text:style-name="P9">3) According to sequence B1 generated by the Chen<text:span text:style-name="T4">(hyperchaos)</text:span> system, the permutation index sequence X is obtained in ascending order, and the sequence X is filled with each row M. Thus, the permutation matrix T is obtained, and the pixel position in the image matrix I1 is scrambled with the matrix T. <text:span text:style-name="T4">T</text:span>hen, the scrambled matrix I2 <text:span text:style-name="T4">is obtained</text:span> .</text:p>
      <text:p text:style-name="P9">4) <text:span text:style-name="T4">A modified </text:span>butterfly network is used to select the DNA encoding rule 1, and the DNA sequence SQ is transformed into a binary number as the control bit <text:span text:style-name="T4">to</text:span> achieve bit permutation and obtain the new matrix I3.</text:p>
      <text:p text:style-name="P9">5) <text:span text:style-name="T4">T</text:span>he matrix I3 is divided into two submatrices, and the sequences B2 and B3 are generated by the chaotic system. Then, the two submatrices are restored to a matrix after the scrambling and diffusion, respectively, and matrix I 4 is obtained.</text:p>
      <text:p text:style-name="P9">6) Using the dynamic DNA encoding technique, the image matrix I4 is transformed into DNA sequences, and the pixel substitution technique is realized by algebraic operations given the DNA <text:soft-page-break/>sequence SQ (4 × M×N base sequence from S). Once again, an encoding rule <text:span text:style-name="T4">is selected </text:span>to decode the DNA sequence DNA SD to the image matrix and obtain the matrix I5.</text:p>
      <text:p text:style-name="P9">7) <text:span text:style-name="T4">T</text:span>he image encryption matrix is I6 , and the output is obtained by the XOR operation with the ciphertext of the previous pixel.</text:p>
      <text:p text:style-name="P9"/>
      <text:p text:style-name="P9">For decripting the image the above process is inversed.</text:p>
      <text:p text:style-name="P9"/>
      <text:p text:style-name="P4">Results :</text:p>
      <text:p text:style-name="P12">The results show that the algorithm can effectively resist plaintext attacks, differential attacks, and statistical attacks. Even a minor difference in the key resulted in a completely different outcome, hence it is highly sensitive. The grayscale distribution of the encrypted image was found to be very uniform which helps preventing the statistical analysis of the image. It also reduces the corelation between the pixels of the image significantly. Thus, the proposed algorithm fulfilled its purpose.</text:p>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1-02-20T12:38:54.331534343</dc:date>
    <meta:editing-duration>PT22M7S</meta:editing-duration>
    <meta:editing-cycles>9</meta:editing-cycles>
    <meta:document-statistic meta:table-count="0" meta:image-count="0" meta:object-count="0" meta:page-count="2" meta:paragraph-count="24" meta:word-count="679" meta:character-count="4185" meta:non-whitespace-character-count="3525"/>
  </office:meta>
</office:document-meta>
</file>